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RCIA VARGAS, OLGA MAR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3043162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AMAN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ARCIA VARGAS, OLGA MAR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3043162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0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5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7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4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7:22:3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